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fo:font-weight="normal" style:font-weight-asian="normal" style:font-weight-complex="bold"/>
    </style:style>
    <style:style style:name="T18" style:parent-style-name="Silné" style:family="text">
      <style:text-properties fo:font-weight="normal" style:font-weight-asian="normal" style:font-weight-complex="bold"/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6/2019<text:bookmark-end text:name="Text14"/></text:p>
            <text:p text:style-name="Normální">KVOP-17784/2019<text:bookmark-end text:name="Text2"/></text:p>
            <text:p text:style-name="Normální"><text:bookmark-start text:name="Text6"/>15. 04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bookmark-start text:name="Text5"/><text:bookmark-end text:name="Text7"/>Vážený pan<text:bookmark-end text:name="Text5"/></text:p>
            <text:p text:style-name="Normální">J. D.</text:p>
            <text:p text:style-name="Normální"/>
            <text:p text:style-name="Normální"/>
            <text:p text:style-name="Normální"/>
            <text:p text:style-name="Normální"><text:span text:style-name="T17">E</text:span><text:span text:style-name="T18">-mail:<text:s/></text:span></text:p>
            <text:p text:style-name="Normální"/>
          </table:table-cell>
        </table:table-row>
      </table:table>
      <text:h text:style-name="Nadpis1" text:outline-level="1"/>
      <text:h text:style-name="Nadpis1" text:outline-level="1">Sdělení o poskytnutí informace</text:h>
      <text:p text:style-name="Základnítext">Vážený pane D.,</text:p>
      <text:p text:style-name="Základnítext">dne 10. dubna 2019 byla do Kanceláře veřejného ochránce práv doručena Vaše žádost podle zákona č. 106/1999 Sb., o svobodném přístupu k informacím, ve znění pozdějších předpisů, kterou žádáte:</text:p>
      <text:list text:style-name="LFO5" text:continue-numbering="true">
        <text:list-item>
          <text:p text:style-name="P19">Sdělení konkrétního množství kontrol prováděných ÚOHS<text:s/>během roku 2018, které zjistil veřejný ochránce práv při provádění systémového šetření sp. zn. 1914/2017/VOP/MHU.</text:p>
        </text:list-item>
        <text:list-item>
          <text:p text:style-name="P20">Další informace o kontrolách prováděných ÚOHS v zobecněné formě obsahující druh kontrolovaných osob, oblast, jíž se kontroly týkají, počet ukončených kontrol<text:s/>za rok 2018<text:s/>a plánovaných<text:s/>kontroly pro rok 2019.</text:p>
        </text:list-item>
        <text:list-item>
          <text:p text:style-name="P21">Přílohy sankčního vyrozumění vládě č. j.: KVOP-14392/2019 č. 9, 10 a 12, tedy organizační směrnice ÚOHS, na něž bylo ve vyrozumění odkazováno.</text:p>
        </text:list-item>
      </text:list>
      <text:p text:style-name="Základnítext">Ve smyslu zákona o svobodném přístupu k informacím,<text:s/><text:span text:style-name="Silné">se poskytují níže uvedené informace</text:span>:</text:p>
      <text:p text:style-name="Základnítext">K bodu č. 1</text:p>
      <text:p text:style-name="Základnítext">Nejaktuálnější informace, které ochránce<text:s/>jakožto povinný subjekt<text:s/>zjistil během šetření<text:span text:style-name="Silné">, se vztahují k 11. prosinci 2018</text:span>. K tomuto datu bylo<text:s/>od začátku roku 2018<text:s/>ÚOHS zahájeno celkem 17 kontrol.</text:p>
      <text:p text:style-name="Základnítext">K bodu č. 2</text:p>
      <text:p text:style-name="Základnítext">Ze 17 zahájených kontrol bylo celkem 9 ukončeno. Šest z nich bylo ukončeno kontrolním nálezem, na základě nějž bylo zahájeno správní řízení, 3 z nich byly ukončeny bez zjištění pochybení zadavatele.<text:s/>Z vyjádření ÚOHS ochránce nezjistil, o které kontroly se jednalo.</text:p>
      <text:p text:style-name="Základnítext">V plánu kontrol pro rok 2018 bylo po všech aktualizacích kontrolního plánu celkem 32 plánovaných kontrol.</text:p>
      <text:p text:style-name="Základnítext">Podle pochybení lze plánovanou kontrolní činnost rozdělit následujícím způsobem: 7 kontrol bylo plánovaných v souvislosti s oprávněním užití jednacího řízení bez uveřejnění, 4 se týkaly účelového dělení veřejných zakázek, 4 se vázaly na zadání zakázky mimo režim ZZVZ, další 4<text:s/><text:soft-page-break/>plnění povinností při zveřejňování, 3 posouzení splnění podmínek účasti dodavatele, 3 přiměřenosti kritérií technické kvalifikace, 2 zákonnosti změny smlouvy, 2 diskriminačně (široce) vymezeného předmětu zakázky, 1 zákazu diskriminace u kritérií technické kvalifikace, 1 hodnocení nabídek a 1 omezení plnění zakázky subdodavatelem.</text:p>
      <text:p text:style-name="Základnítext">Podle typu zadávacího řízení lze plánovanou kontrolní činnost dělit následujícím způsobem: 8 plánovaných kontrol se týkalo zakázek malého rozsahu (dělení zakázek a zveřejňování), 8 se týkalo otevřeného zadávacího řízení, 8 se týkalo jednacího řízení bez uveřejnění, ve 4 případech šlo o zadání mimo režim ZZVZ, a po jednom případě šlo o užší řízení, zjednodušený režim, dynamický nákupní systém a zjednodušené podlimitní řízení.</text:p>
      <text:p text:style-name="Základnítext">Podle zadavatele lze plánovanou kontrolní činnost rozdělit následujícím způsobem: V 13 případech šlo o obec nebo městskou část, v 6 o státní podnik, ve 4 o ústavy, ve 3 o společnosti s majetkovou účastí státu, ve 2 o orgány státní správy a po 1 případu se plánovaná kontrola týkala kraje, zdravotních pojišťoven (všechny v rámci jednoho šetření), vysoké školy a fakultní nemocnice.</text:p>
      <text:p text:style-name="Základnítext">Ve vztahu ke kontrolám plánovaným v roce 2019 povinný subjekt uvádí, že jak je uvedeno v informaci k bodu č. 1, nejaktuálnější informace, jimiž disponuje, se vztahují k datu 11. prosince 2018. Plán kontrol pro rok 2019 ochránce v rámci šetření neobdržel, nicméně předpokládá, že kontroly naplánované na rok 2018, jež v tomto roce nebyly zahájeny (zejména ty, jež byly naplánovány na prosinec), budou realizovány v roce 2019.</text:p>
      <text:p text:style-name="Základnítext">K bodu č. 3</text:p>
      <text:p text:style-name="Základnítext">První ze směrnic Poskytované informace jsou v přílohách 1 až 3 tohoto dopisu.</text:p>
      <text:p text:style-name="Základnítext"/>
      <text:p text:style-name="Základnítext"/>
      <text:p text:style-name="podpis">Mgr. Petra Zdražilová v. r.</text:p>
      <text:p text:style-name="podpis">ředitelka právní sekce</text:p>
      <text:p text:style-name="podpis">(dopis je opatřen elektronickým podpisem)</text:p>
      <text:p text:style-name="podpis"/>
      <text:p text:style-name="Základnítext"/>
      <text:p text:style-name="Základnítext"><text:span text:style-name="Silné">Přílohy</text:span><text:span text:style-name="Silné">:</text:span></text:p>
      <text:p text:style-name="Základnítext">č. 1<text:s/>Organizační směrnice ÚOHS 7/2018</text:p>
      <text:p text:style-name="Základnítext">č. 2<text:s/>Organizační směrnice ÚOHS 8/2018</text:p>
      <text:p text:style-name="Základnítext">č. 3<text:s/>Organizační směrnice ÚOHS 2/2018</text:p>
      <text:p text:style-name="Základnítext"/>
      <text:p text:style-name="Základnítext"/>
      <text:p text:style-name="Základnítext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ENJ0*</text:span>*KVOPX009ENJ0*</text:p>
        <text:p text:style-name="P12"><text:span text:style-name="T13">KVOPX009ENJ0</text:span>KVOPX009ENJ0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5-03T09:08:00Z</meta:creation-date>
    <dc:date>2019-05-03T09:09:00Z</dc:date>
    <meta:print-date>2019-04-15T08:36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7" meta:word-count="549" meta:character-count="3785" meta:row-count="27" meta:non-whitespace-character-count="3243"/>
  </office:meta>
</office:document-meta>
</file>